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11" style:family="table-cell">
      <style:table-cell-properties fo:background-color="#deeaf6" fo:padding-left="0.141cm" fo:padding-right="0.176cm" fo:padding-top="0.176cm" fo:padding-bottom="0.176cm" fo:border-left="1pt solid #9cc2e5" fo:border-right="1pt solid #9cc2e5" fo:border-top="none" fo:border-bottom="1pt solid #9cc2e5">
        <style:background-image/>
      </style:table-cell-properties>
    </style:style>
    <style:style style:name="Table1.C11" style:family="table-cell">
      <style:table-cell-properties fo:background-color="#ffffff" fo:padding-left="0.148cm" fo:padding-right="0.176cm" fo:padding-top="0.176cm" fo:padding-bottom="0.176cm" fo:border-left="0.75pt solid #000001" fo:border-right="1pt solid #9cc2e5" fo:border-top="none" fo:border-bottom="1pt solid #9cc2e5">
        <style:background-image/>
      </style:table-cell-properties>
    </style:style>
    <style:style style:name="Table1.32"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officeooo:rsid="003159ad" officeooo:paragraph-rsid="003159ad"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3159ad" officeooo:paragraph-rsid="003159ad" fo:background-color="#deeaf6"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24af2d" officeooo:paragraph-rsid="0024af2d"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officeooo:rsid="0030dac8" officeooo:paragraph-rsid="0030dac8" fo:background-color="transparent"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officeooo:rsid="0032641e" officeooo:paragraph-rsid="0032641e" fo:background-color="transparen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3"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4" style:family="paragraph" style:parent-style-name="Standard">
      <style:paragraph-properties fo:margin-top="0.106cm" fo:margin-bottom="0.106cm" loext:contextual-spacing="false" fo:line-height="100%"/>
      <style:text-properties style:font-name="Verdana" fo:font-size="10pt" style:text-underline-style="none" officeooo:rsid="001d17c2" officeooo:paragraph-rsid="001d17c2" fo:background-color="transparent" style:font-name-asian="Verdana1" style:font-size-asian="10pt"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6"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27"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28"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29" style:family="paragraph" style:parent-style-name="Standard">
      <style:paragraph-properties fo:margin-top="0.106cm" fo:margin-bottom="0.106cm" loext:contextual-spacing="false" fo:line-height="100%"/>
      <style:text-properties officeooo:paragraph-rsid="0021bacd" fo:background-color="transparent"/>
    </style:style>
    <style:style style:name="P30" style:family="paragraph" style:parent-style-name="Standard">
      <style:paragraph-properties fo:margin-top="0.106cm" fo:margin-bottom="0.106cm" loext:contextual-spacing="false" fo:line-height="100%"/>
      <style:text-properties officeooo:rsid="0024af2d" officeooo:paragraph-rsid="0024af2d"/>
    </style:style>
    <style:style style:name="P31"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2"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4"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35"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P36" style:family="paragraph" style:parent-style-name="Standard">
      <style:paragraph-properties fo:margin-top="0.106cm" fo:margin-bottom="0.106cm" loext:contextual-spacing="false" fo:line-height="100%"/>
      <style:text-properties style:font-name="Verdana" fo:font-size="10pt" officeooo:rsid="003287bc" officeooo:paragraph-rsid="003287bc" fo:background-color="transparent" style:font-name-asian="Verdana1" style:font-size-asian="10pt" style:font-name-complex="Verdana1" style:font-size-complex="10pt"/>
    </style:style>
    <style:style style:name="P37" style:family="paragraph" style:parent-style-name="Standard">
      <style:paragraph-properties fo:margin-top="0.106cm" fo:margin-bottom="0.106cm" loext:contextual-spacing="false" fo:line-height="100%"/>
      <style:text-properties style:font-name="Verdana" fo:font-size="10pt" officeooo:rsid="003287bc" officeooo:paragraph-rsid="003287bc" fo:background-color="transparent" style:font-name-asian="Verdana1" style:font-size-asian="10pt" style:font-name-complex="Verdana1" style:font-size-complex="10pt"/>
    </style:style>
    <style:style style:name="P38"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39" style:family="paragraph" style:parent-style-name="Standard">
      <style:paragraph-properties fo:margin-top="0.106cm" fo:margin-bottom="0.106cm" loext:contextual-spacing="false" fo:line-height="100%"/>
      <style:text-properties style:font-name="Verdana" fo:font-size="10pt" officeooo:paragraph-rsid="0032641e" fo:background-color="transparent" style:font-name-asian="Verdana1" style:font-size-asian="10pt" style:font-name-complex="Verdana1" style:font-size-complex="10pt"/>
    </style:style>
    <style:style style:name="P40" style:family="paragraph" style:parent-style-name="Standard">
      <style:paragraph-properties fo:margin-top="0.106cm" fo:margin-bottom="0.106cm" loext:contextual-spacing="false" fo:line-height="100%"/>
      <style:text-properties officeooo:rsid="003287bc" officeooo:paragraph-rsid="003287bc" fo:background-color="transparen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weight="normal" officeooo:rsid="003287bc" style:font-name-asian="Verdana1" style:font-size-asian="10pt" style:font-weight-asian="normal" style:font-name-complex="Verdana1" style:font-size-complex="10pt" style:font-weight-complex="normal"/>
    </style:style>
    <style:style style:name="T7"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8"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10"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1" style:family="text">
      <style:text-properties style:font-name="Verdana" fo:font-size="8pt" style:font-name-asian="Verdana1" style:font-size-asian="8pt" style:font-name-complex="Verdana1" style:font-size-complex="8pt"/>
    </style:style>
    <style:style style:name="T12" style:family="text">
      <style:text-properties fo:color="#0000ff" style:font-name="Verdana" fo:font-size="8pt" style:font-name-asian="Verdana1" style:font-size-asian="8pt" style:font-name-complex="Verdana1" style:font-size-complex="8pt"/>
    </style:style>
    <style:style style:name="T13" style:family="text">
      <style:text-properties style:font-name="Dingbats" fo:font-size="10pt" officeooo:rsid="001d0f1c" style:font-name-asian="Verdana1" style:font-size-asian="10pt" style:font-name-complex="Verdana1" style:font-size-complex="10pt"/>
    </style:style>
    <style:style style:name="T14" style:family="text">
      <style:text-properties officeooo:rsid="001f6db9"/>
    </style:style>
    <style:style style:name="T15" style:family="text">
      <style:text-properties officeooo:rsid="0021bacd"/>
    </style:style>
    <style:style style:name="T16" style:family="text">
      <style:text-properties officeooo:rsid="0024af2d"/>
    </style:style>
    <style:style style:name="T17" style:family="text">
      <style:text-properties officeooo:rsid="00264a39"/>
    </style:style>
    <style:style style:name="T18" style:family="text">
      <style:text-properties officeooo:rsid="002e9a48"/>
    </style:style>
    <style:style style:name="T19" style:family="text">
      <style:text-properties officeooo:rsid="003287bc"/>
    </style:style>
    <style:style style:name="T20" style:family="text">
      <style:text-properties officeooo:rsid="003264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27"><text:span text:style-name="T18">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9">Title</text:p>
          </table:table-cell>
          <table:table-cell table:style-name="Table1.B2" table:number-columns-spanned="10" office:value-type="string">
            <text:p text:style-name="P31">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Description</text:p>
          </table:table-cell>
          <table:table-cell table:style-name="Table1.B2" table:number-columns-spanned="10" office:value-type="string">
            <text:p text:style-name="P32">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35">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4">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Field of Research</text:p>
          </table:table-cell>
          <table:table-cell table:style-name="Table1.B2" table:number-columns-spanned="10" office:value-type="string">
            <text:p text:style-name="P4"><text:bookmark text:name="6digit"/><text:span text:style-name="Strong_20_Emphasis"><text:span text:style-name="T5">060404 </text:span></text:span><text:span text:style-name="Strong_20_Emphasis"><text:span text:style-name="T6">(Epigenetics)</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9">DMP created</text:p>
          </table:table-cell>
          <table:covered-table-cell/>
          <table:covered-table-cell/>
          <table:table-cell table:style-name="Table1.D5" table:number-columns-spanned="3" office:value-type="string">
            <text:p text:style-name="P9">Last updated</text:p>
          </table:table-cell>
          <table:covered-table-cell/>
          <table:covered-table-cell/>
          <table:table-cell table:style-name="Table1.D5" table:number-columns-spanned="2" office:value-type="string">
            <text:p text:style-name="P9">Project start</text:p>
          </table:table-cell>
          <table:covered-table-cell/>
          <table:table-cell table:style-name="Table1.D5" table:number-columns-spanned="3" office:value-type="string">
            <text:p text:style-name="P9">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27">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9">Role</text:p>
          </table:table-cell>
          <table:covered-table-cell/>
          <table:table-cell table:style-name="Table1.D5" table:number-columns-spanned="3" office:value-type="string">
            <text:p text:style-name="P9">Name</text:p>
          </table:table-cell>
          <table:covered-table-cell/>
          <table:covered-table-cell/>
          <table:table-cell table:style-name="Table1.D5" office:value-type="string">
            <text:p text:style-name="P9">Affiliation</text:p>
          </table:table-cell>
          <table:table-cell table:style-name="Table1.D5" office:value-type="string">
            <text:p text:style-name="P9">Email</text:p>
          </table:table-cell>
          <table:table-cell table:style-name="Table1.D5" table:number-columns-spanned="3" office:value-type="string">
            <text:p text:style-name="P9">Username</text:p>
          </table:table-cell>
          <table:covered-table-cell/>
          <table:covered-table-cell/>
          <table:table-cell table:style-name="Table1.D5" office:value-type="string">
            <text:p text:style-name="P9">ORCiD</text:p>
          </table:table-cell>
        </table:table-row>
        <table:table-row table:style-name="Table1.1">
          <table:table-cell table:style-name="Table1.A2" table:number-columns-spanned="2" office:value-type="string">
            <text:p text:style-name="P9">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9">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1" table:number-columns-spanned="2" office:value-type="string">
            <text:p text:style-name="P10">Scrum Master</text:p>
          </table:table-cell>
          <table:covered-table-cell/>
          <table:table-cell table:style-name="Table1.C11" table:number-columns-spanned="3" office:value-type="string">
            <text:p text:style-name="P8">Kreshnik Pireva</text:p>
          </table:table-cell>
          <table:covered-table-cell/>
          <table:covered-table-cell/>
          <table:table-cell table:style-name="Table1.C11" office:value-type="string">
            <text:p text:style-name="P8">UoA</text:p>
          </table:table-cell>
          <table:table-cell table:style-name="Table1.C11" office:value-type="string">
            <text:p text:style-name="P8">kpir004@aucklanduni.ac.nz</text:p>
          </table:table-cell>
          <table:table-cell table:style-name="Table1.C11" table:number-columns-spanned="3" office:value-type="string">
            <text:p text:style-name="P6">-</text:p>
          </table:table-cell>
          <table:covered-table-cell/>
          <table:covered-table-cell/>
          <table:table-cell table:style-name="Table1.C11" office:value-type="string">
            <text:p text:style-name="P6">-</text:p>
          </table:table-cell>
        </table:table-row>
        <table:table-row table:style-name="Table1.1">
          <table:table-cell table:style-name="Table1.A1" table:number-columns-spanned="11" office:value-type="string">
            <text:p text:style-name="P27">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7">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37">N/A</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search Office ID</text:p>
          </table:table-cell>
          <table:covered-table-cell/>
          <table:covered-table-cell/>
          <table:covered-table-cell/>
          <table:table-cell table:style-name="Table1.B2" table:number-columns-spanned="7" office:value-type="string">
            <text:p text:style-name="P38"><text:span text:style-name="T19">N/A</text:span></text:p>
            <text:p text:style-name="P38"/>
            <text:p text:style-name="P38"/>
            <text:p text:style-name="P38"/>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7">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Ethics requirements</text:p>
          </table:table-cell>
          <table:covered-table-cell/>
          <table:covered-table-cell/>
          <table:covered-table-cell/>
          <table:table-cell table:style-name="Table1.B2" table:number-columns-spanned="7" office:value-type="string">
            <text:p text:style-name="P20">Data has no ethical requirements </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3">How will you manage any ethical issues?</text:p>
            <text:p text:style-name="P9"><text:s/></text:p>
          </table:table-cell>
          <table:covered-table-cell/>
          <table:covered-table-cell/>
          <table:covered-table-cell/>
          <table:table-cell table:style-name="Table1.B2" table:number-columns-spanned="7" office:value-type="string">
            <text:p text:style-name="P11">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3">Are there other privacy and/or security requirements?</text:p>
          </table:table-cell>
          <table:covered-table-cell/>
          <table:covered-table-cell/>
          <table:covered-table-cell/>
          <table:table-cell table:style-name="Table1.B2" table:number-columns-spanned="7" office:value-type="string">
            <text:p text:style-name="P11"><text:span text:style-name="T15">Original d</text:span>ata is open access and so no <text:span text:style-name="T14">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7">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2">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data will you create/ collect?</text:p>
          </table:table-cell>
          <table:covered-table-cell/>
          <table:covered-table-cell/>
          <table:covered-table-cell/>
          <table:table-cell table:style-name="Table1.B2" table:number-columns-spanned="7" office:value-type="string">
            <text:p text:style-name="P24">Data has already been created and for the purposes of this project will not be modified. <text:span text:style-name="T15">Data is in the form of .wig files from DNAse hypersensitivity assays. </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collected/ created?</text:p>
          </table:table-cell>
          <table:covered-table-cell/>
          <table:covered-table-cell/>
          <table:covered-table-cell/>
          <table:table-cell table:style-name="Table1.B2" table:number-columns-spanned="7" office:value-type="string">
            <text:p text:style-name="P12">Data will be downloaded from an online open access repository <text:span text:style-name="T14">found here: </text:span></text:p>
            <text:p text:style-name="P13"><text:a xlink:type="simple" xlink:href="http://www.ncbi.nlm.nih.gov/geo/roadmap/epigenomics/?search=DNAse+hypersensitivity&amp;display=50" text:style-name="Internet_20_link" text:visited-style-name="Visited_20_Internet_20_Link">http://www.ncbi.nlm.nih.gov/geo/roadmap/epigenomics/?search=DNAse+hypersensitivity&amp;display=50</text:a></text:p>
            <text:p text:style-name="P18">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non-digital data/assets will you create/ collect?</text:p>
          </table:table-cell>
          <table:covered-table-cell/>
          <table:covered-table-cell/>
          <table:covered-table-cell/>
          <table:table-cell table:style-name="Table1.B2" table:number-columns-spanned="7" office:value-type="string">
            <text:p text:style-name="P11">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2">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organised?</text:p>
          </table:table-cell>
          <table:covered-table-cell/>
          <table:covered-table-cell/>
          <table:covered-table-cell/>
          <table:table-cell table:style-name="Table1.B2" table:number-columns-spanned="7" office:value-type="string">
            <text:p text:style-name="P14">Files differ by the cell line <text:span text:style-name="T16">used </text:span>to generate the DNAse hypersensitivity data <text:span text:style-name="T16">and their GEO accession number (a unique identifier) </text:span><text:s/>and so files will be named:</text:p>
            <text:p text:style-name="P15">[cell line]-DNAse-hypersensitivity-<text:span text:style-name="T16">[accession number].wig</text:span></text:p>
            <text:p text:style-name="P17"><text:span text:style-name="T19">Sample</text:span> data <text:span text:style-name="T19">for running the programme will be in a folder called test-data.</text:span></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2">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stored and backed up during the research?</text:p>
          </table:table-cell>
          <table:covered-table-cell/>
          <table:covered-table-cell/>
          <table:covered-table-cell/>
          <table:table-cell table:style-name="Table1.B2" table:number-columns-spanned="7" office:value-type="string">
            <text:p text:style-name="P36">The test-data folder will be in the project GitHub repository (found here: <text:a xlink:type="simple" xlink:href="https://github.com/UOA-MEDSCI-736/CallumChalmers29-crispy-disco" text:style-name="Internet_20_link" text:visited-style-name="Visited_20_Internet_20_Link">https://github.com/UOA-MEDSCI-736/CallumChalmers29-crispy-disco</text:a>) which means it is intrinisically backed up </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7">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2" table:number-columns-spanned="4" office:value-type="string">
            <text:p text:style-name="P9">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30"><text:span text:style-name="T9">O</text:span><text:span text:style-name="T8">ne metadata file will be created detailing the experimental conditions the files were generated under, the file layout and relevant details about the data including when it was downloaded from the repository incase the data is overwritten or changed. This file will be stored in the same folder as the data. </text:span><text:span text:style-name="T10">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Spatial extent</text:p>
          </table:table-cell>
          <table:covered-table-cell/>
          <table:covered-table-cell/>
          <table:covered-table-cell/>
          <table:table-cell table:style-name="Table1.B2" table:number-columns-spanned="7" office:value-type="string">
            <text:p text:style-name="P15">N/<text:span text:style-name="T19">A</text:span></text:p>
            <text:p text:style-name="P15"/>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Temporal extent</text:p>
          </table:table-cell>
          <table:covered-table-cell/>
          <table:covered-table-cell/>
          <table:covered-table-cell/>
          <table:table-cell table:style-name="Table1.B2" table:number-columns-spanned="7" office:value-type="string">
            <text:p text:style-name="P15">N/<text:span text:style-name="T19">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nks</text:p>
          </table:table-cell>
          <table:covered-table-cell/>
          <table:covered-table-cell/>
          <table:covered-table-cell/>
          <table:table-cell table:style-name="Table1.B2" table:number-columns-spanned="7" office:value-type="string">
            <text:p text:style-name="P19">-</text:p>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7">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2">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3"/>
          </table:table-cell>
          <table:covered-table-cell/>
        </table:table-row>
        <table:table-row table:style-name="Table1.1">
          <table:table-cell table:style-name="Table1.A2" table:number-columns-spanned="9" office:value-type="string">
            <text:p text:style-name="P9">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9">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8">3</text:p>
          </table:table-cell>
          <table:covered-table-cell/>
        </table:table-row>
        <table:table-row table:style-name="Table1.1">
          <table:table-cell table:style-name="Table1.A2" table:number-columns-spanned="4" office:value-type="string">
            <text:p text:style-name="P4"><text:span text:style-name="T1">If ownership </text:span><text:span text:style-name="T7">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7">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Access to the data during the project will be:</text:p>
          </table:table-cell>
          <table:covered-table-cell/>
          <table:covered-table-cell/>
          <table:covered-table-cell/>
          <table:table-cell table:style-name="Table1.B2" table:number-columns-spanned="7" office:value-type="string">
            <text:p text:style-name="P40"><text:span text:style-name="T4">D</text:span><text:span text:style-name="T2">ata can be accessed via the project GitHub repository (</text:span><text:a xlink:type="simple" xlink:href="https://github.com/UOA-MEDSCI-736/CallumChalmers29-crispy-disco" text:style-name="Internet_20_link" text:visited-style-name="Visited_20_Internet_20_Link"><text:span text:style-name="T2">https://github.com/UOA-MEDSCI-736/CallumChalmers29-crispy-disco</text:span></text:a><text:span text:style-name="T2">) under the folder test-data</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7">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2">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9">(select)</text:p>
          </table:table-cell>
          <table:covered-table-cell/>
        </table:table-row>
        <table:table-row table:style-name="Table1.1">
          <table:table-cell table:style-name="Table1.A2" table:number-columns-spanned="9" office:value-type="string">
            <text:p text:style-name="P9">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9"><text:span text:style-name="T2"><text:s/></text:span><text:span text:style-name="T13">3</text:span></text:p>
          </table:table-cell>
          <table:covered-table-cell/>
        </table:table-row>
        <table:table-row table:style-name="Table1.1">
          <table:table-cell table:style-name="Table1.A2" table:number-columns-spanned="9" office:value-type="string">
            <text:p text:style-name="P9">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9">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9">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able:table-row table:style-name="Table1.1">
          <table:table-cell table:style-name="Table1.A7" table:number-columns-spanned="11" office:value-type="string">
            <text:p text:style-name="P27">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cencing</text:p>
            <text:p text:style-name="P9"/>
          </table:table-cell>
          <table:covered-table-cell/>
          <table:covered-table-cell/>
          <table:covered-table-cell/>
          <table:table-cell table:style-name="Table1.B2" table:number-columns-spanned="7" office:value-type="string">
            <text:p text:style-name="P21">Code – MIT license</text:p>
            <text:p text:style-name="P21">Data – Open Access</text:p>
            <text:p text:style-name="P39"><text:span text:style-name="T20">Other files – CC BY-SA 4.0</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Outline how data will be prepared and where it will be published.</text:p>
            <text:p text:style-name="P9"><text:s/></text:p>
            <text:p text:style-name="P9"><text:s/></text:p>
          </table:table-cell>
          <table:covered-table-cell/>
          <table:covered-table-cell/>
          <table:covered-table-cell/>
          <table:table-cell table:style-name="Table1.B2" table:number-columns-spanned="7" office:value-type="string">
            <text:p text:style-name="P18">Data was already published in Stergachis et al. 2013, whether this dataset will be published again as a result of this project has yet to be determined and will depend on the utility derived from the data as a result of the software developed.</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7">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is the long-term preservation plan for the dataset?</text:p>
            <text:p text:style-name="P22"><text:s/></text:p>
          </table:table-cell>
          <table:covered-table-cell/>
          <table:covered-table-cell/>
          <table:covered-table-cell/>
          <table:table-cell table:style-name="Table1.B2" table:number-columns-spanned="7" office:value-type="string">
            <text:p text:style-name="P36">Data will remain in the GitHub repository (<text:a xlink:type="simple" xlink:href="https://github.com/UOA-MEDSCI-736/CallumChalmers29-crispy-disco" text:style-name="Internet_20_link" text:visited-style-name="Visited_20_Internet_20_Link">https://github.com/UOA-MEDSCI-736/CallumChalmers29-crispy-disco</text:a>) indefinitely</text:p>
          </table:table-cell>
          <table:covered-table-cell/>
          <table:covered-table-cell/>
          <table:covered-table-cell/>
          <table:covered-table-cell/>
          <table:covered-table-cell/>
          <table:covered-table-cell/>
        </table:table-row>
      </table:table>
      <text:p text:style-name="P25"><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27">RDM/DMP RESPONSIBILITIES &amp; RESOURCES</text:p>
          </table:table-cell>
          <table:covered-table-cell/>
        </table:table-row>
        <table:table-row table:style-name="Table2.1">
          <table:table-cell table:style-name="Table2.A2" office:value-type="string">
            <text:p text:style-name="P9">Who will be responsible for data management?</text:p>
          </table:table-cell>
          <table:table-cell table:style-name="Table2.B2" office:value-type="string">
            <text:p text:style-name="P16">Data will be managed solely by Callum <text:span text:style-name="T17">during the project.</text:span> All onus falls on him to adhere to relevant data usage policies, ensure the DMP is being followed and to ensure the plan is reviewed and revised regularly or as appropriate. <text:span text:style-name="T17">After the completion of the project this will be transferred to Justin.</text:span></text:p>
          </table:table-cell>
        </table:table-row>
        <table:table-row table:style-name="Table2.1">
          <table:table-cell table:style-name="Table2.A2" office:value-type="string">
            <text:p text:style-name="P9">What resources will you require to deliver your plan?</text:p>
          </table:table-cell>
          <table:table-cell table:style-name="Table2.B2" office:value-type="string">
            <text:p text:style-name="P36">GitHub</text:p>
          </table:table-cell>
        </table:table-row>
      </table:table>
      <text:p text:style-name="P25"><text:s/></text:p>
      <text:p text:style-name="P2">References and thanks to:</text:p>
      <text:p text:style-name="P1"><text:span text:style-name="T11">DCC. (2013). Checklist for a Data Management Plan. v.4.0. Edinburgh: Digital Curation Centre. Available online: </text:span><text:span text:style-name="T12">http://www.dcc.ac.uk/resources/data-management-plans</text:span></text:p>
      <text:p text:style-name="P26"><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10-13T12:25:18.141987734</dc:date>
    <meta:editing-cycles>25</meta:editing-cycles>
    <meta:editing-duration>PT1H21M47S</meta:editing-duration>
    <meta:generator>LibreOffice/5.1.4.2$Linux_X86_64 LibreOffice_project/10m0$Build-2</meta:generator>
    <meta:document-statistic meta:table-count="2" meta:image-count="0" meta:object-count="0" meta:page-count="4" meta:paragraph-count="142" meta:word-count="963" meta:character-count="6786" meta:non-whitespace-character-count="5922"/>
  </office:meta>
</office:document-meta>
</file>